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0000005E8000007E017C7779AF0228964.jpg" manifest:media-type="image/jpe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5.642cm, 3.315cm, 8.82cm, 1.783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87cm" svg:height="22.299cm" svg:x="0.991cm" svg:y="2.392cm">
          <draw:image xlink:href="Pictures/10000000000005E8000007E017C7779AF0228964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10-27T15:04:36.585281318</dc:date>
    <meta:editing-duration>PT3M30S</meta:editing-duration>
    <meta:editing-cycles>6</meta:editing-cycles>
    <meta:generator>LibreOffice/7.5.4.2$MacOSX_AARCH64 LibreOffice_project/36ccfdc35048b057fd9854c757a8b67ec53977b6</meta:generator>
    <meta:document-statistic meta:object-count="1"/>
  </office:meta>
</office:document-meta>
</file>